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Open Sans" svg:font-family="Open Sans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left="0.0395in"/>
      <style:text-properties style:font-name="Times" fo:font-size="12.0pt" fo:color="#ffffff"/>
    </style:style>
    <style:style style:name="P2" style:family="paragraph" style:parent-style-name="Standard">
      <style:text-properties style:font-name="Times" fo:font-size="10.0pt" fo:color="#666666"/>
    </style:style>
    <style:style style:name="P3" style:family="paragraph" style:parent-style-name="Standard">
      <style:text-properties style:font-name="Times" fo:font-size="14.0pt" fo:color="#333333"/>
    </style:style>
    <style:style style:name="P4" style:family="paragraph" style:parent-style-name="Standard">
      <style:paragraph-properties fo:margin-left="0.0395in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P6" style:family="paragraph" style:parent-style-name="Standard">
      <style:paragraph-properties fo:margin-top="0.1576in" fo:margin-bottom="0.0590in"/>
      <style:text-properties style:font-name="Times" fo:font-size="13.0pt" fo:color="#ffffff"/>
    </style:style>
    <style:style style:name="P7" style:family="paragraph" style:parent-style-name="Standard">
      <style:paragraph-properties fo:margin-top="0.0784in" fo:margin-bottom="0.0784in" fo:margin-left="0.1576in"/>
      <style:text-properties style:font-name="Calibri" fo:font-size="10.5pt" fo:color="#484848"/>
    </style:style>
    <style:style style:name="P8" style:family="paragraph" style:parent-style-name="Standard">
      <style:paragraph-properties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0.5pt" fo:color="#484848"/>
    </style:style>
    <style:style style:name="P9" style:family="paragraph" style:parent-style-name="Standard">
      <style:paragraph-properties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484848" fo:background-color="#ffff00"/>
    </style:style>
    <style:style style:name="P10" style:family="paragraph" style:parent-style-name="Standard">
      <style:paragraph-properties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484848" fo:background-color="#c0c0c0"/>
    </style:style>
    <style:style style:name="P11" style:family="paragraph" style:parent-style-name="Standard">
      <style:paragraph-properties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0.5pt" fo:color="#000000" fo:background-color="#ffff00"/>
    </style:style>
    <style:style style:name="P12" style:family="paragraph" style:parent-style-name="Standard">
      <style:paragraph-properties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000000" fo:background-color="#ffff00"/>
    </style:style>
    <style:style style:name="P13" style:family="paragraph" style:parent-style-name="Standard">
      <style:paragraph-properties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484848"/>
    </style:style>
    <style:style style:name="P14" style:family="paragraph" style:parent-style-name="Standard">
      <style:paragraph-properties fo:margin-bottom="0.0784in" fo:margin-left="0.1576in"/>
      <style:text-properties style:font-name="Calibri" fo:font-size="10.5pt" fo:color="#484848"/>
    </style:style>
    <style:style style:name="P15" style:family="paragraph" style:parent-style-name="Standard">
      <style:paragraph-properties fo:margin-top="0.0784in"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000000"/>
    </style:style>
    <style:style style:name="P16" style:family="paragraph" style:parent-style-name="Standard">
      <style:paragraph-properties fo:margin-top="0.0784in" fo:margin-bottom="0.0784in" fo:margin-left="0.1576in"/>
      <style:text-properties style:font-name="Times" fo:font-size="10.0pt" fo:color="#000000"/>
    </style:style>
    <style:style style:name="P17" style:family="paragraph" style:parent-style-name="Standard">
      <style:paragraph-properties fo:margin-top="0.0784in"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0.5pt" fo:color="#484848"/>
    </style:style>
    <style:style style:name="P18" style:family="paragraph" style:parent-style-name="Standard">
      <style:paragraph-properties fo:margin-top="0.0784in" fo:margin-bottom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484848"/>
    </style:style>
    <style:style style:name="P19" style:family="paragraph" style:parent-style-name="Standard">
      <style:paragraph-properties fo:margin-top="0.078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0.5pt" fo:color="#484848"/>
    </style:style>
    <style:style style:name="P20" style:family="paragraph" style:parent-style-name="Standard">
      <style:paragraph-properties fo:margin-top="0.078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Calibri" fo:font-size="10.5pt" fo:color="#484848"/>
    </style:style>
    <style:style style:name="P21" style:family="paragraph" style:parent-style-name="Standard">
      <style:paragraph-properties fo:margin-top="0.0784in" fo:margin-bottom="0.078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Open Sans" fo:font-size="10.5pt" fo:color="#484848"/>
    </style:style>
    <style:style style:name="P22" style:family="paragraph" style:parent-style-name="Standard">
      <style:paragraph-properties fo:margin-top="0.0784in" fo:margin-bottom="0.0784in" fo:margin-left="0.4076in"/>
      <style:text-properties style:font-name="Calibri" fo:font-size="10.5pt" fo:color="#484848"/>
    </style:style>
    <style:style style:name="P23" style:family="paragraph" style:parent-style-name="Standard">
      <style:paragraph-properties fo:margin-top="0.0784in" fo:margin-bottom="0.078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Calibri" fo:font-size="10.5pt" fo:color="#484848"/>
    </style:style>
    <style:style style:name="P24" style:family="paragraph" style:parent-style-name="Standard">
      <style:paragraph-properties fo:margin-top="0.0784in" fo:margin-bottom="0.0784in" fo:margin-left="1.1424in" fo:text-indent="0.3347in"/>
      <style:text-properties style:font-name="Calibri" fo:font-size="10.5pt" fo:color="#484848"/>
    </style:style>
    <style:style style:name="P25" style:family="paragraph" style:parent-style-name="Standard">
      <style:paragraph-properties fo:margin-top="0.0784in" fo:margin-bottom="0.0784in" fo:margin-left="1.1576in" fo:text-indent="0.3194in"/>
      <style:text-properties style:font-name="Calibri" fo:font-size="10.5pt" fo:color="#484848"/>
    </style:style>
    <style:style style:name="P26" style:family="paragraph" style:parent-style-name="Standard">
      <style:paragraph-properties fo:margin-top="0.0784in" fo:margin-bottom="0.0784in" fo:margin-left="0.6576in"/>
      <style:text-properties style:font-name="Times" fo:font-size="10.0pt" fo:color="#000000"/>
    </style:style>
    <style:style style:name="P27" style:family="paragraph" style:parent-style-name="Standard">
      <style:paragraph-properties fo:margin-top="0.0784in" fo:margin-bottom="0.0784in"/>
      <style:text-properties style:font-name="Times" fo:font-size="10.0pt" fo:color="#000000"/>
    </style:style>
    <style:style style:name="P28" style:family="paragraph" style:parent-style-name="Standard">
      <style:paragraph-properties fo:margin-top="0.0784in" fo:margin-bottom="0.0784in" fo:margin-left="0.4076in"/>
      <style:text-properties style:font-name="Times" fo:font-size="10.0pt" fo:color="#000000"/>
    </style:style>
    <style:style style:name="P29" style:family="paragraph" style:parent-style-name="Standard">
      <style:paragraph-properties fo:margin-top="0.0784in" fo:margin-bottom="0.0784in" fo:margin-left="1.1576in"/>
      <style:text-properties style:font-name="Times" fo:font-size="10.0pt" fo:color="#000000"/>
    </style:style>
    <style:style style:name="P30" style:family="paragraph" style:parent-style-name="Standard">
      <style:paragraph-properties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000000"/>
    </style:style>
    <style:style style:name="P31" style:family="paragraph" style:parent-style-name="Standard">
      <style:paragraph-properties fo:margin-bottom="0.0784in" fo:margin-left="0.6576in"/>
      <style:text-properties style:font-name="Times" fo:font-size="10.0pt" fo:color="#000000"/>
    </style:style>
    <style:style style:name="P32" style:family="paragraph" style:parent-style-name="Standard">
      <style:paragraph-properties fo:margin-bottom="0.0784in" fo:margin-left="0.1576in"/>
      <style:text-properties style:font-name="Times" fo:font-size="10.0pt" fo:color="#000000"/>
    </style:style>
    <style:style style:name="P33" style:family="paragraph" style:parent-style-name="Standard">
      <style:paragraph-properties fo:margin-top="0.0784in"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0.5pt" fo:color="#484848" fo:background-color="#ffff00"/>
    </style:style>
    <style:style style:name="P34" style:family="paragraph" style:parent-style-name="Standard">
      <style:paragraph-properties fo:margin-top="0.0784in" fo:margin-bottom="0.078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000000"/>
    </style:style>
    <style:style style:name="P35" style:family="paragraph" style:parent-style-name="Standard">
      <style:paragraph-properties fo:margin-top="0.0784in" fo:margin-bottom="0.0784in" fo:margin-left="0.5000in"/>
      <style:text-properties style:font-name="Times" fo:font-size="10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letter-spacing="0.0138in"/>
    </style:style>
    <style:style style:name="T4" style:family="text">
      <style:text-properties fo:font-style="italic" fo:font-style-asian="italic" fo:font-style-complex="italic"/>
    </style:style>
    <style:style style:name="T5" style:family="text">
      <style:text-properties fo:letter-spacing="0.0000in" fo:background-color="#ffff00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0in" text:min-label-width="0.25in"/>
      </text:list-level-style-number>
      <text:list-level-style-number text:level="3" style:num-suffix="." style:num-format="1" text:display-levels="3">
        <style:list-level-properties text:space-before="0.75in" text:min-label-width="0.25in"/>
      </text:list-level-style-number>
    </text:list-style>
    <text:list-style style:name="L5">
      <text:list-level-style-bullet text:level="1" text:bullet-char="•">
        <style:list-level-properties text:space-before="0.25in" text:min-label-width="0.25in"/>
      </text:list-level-style-bullet>
    </text:list-style>
    <text:list-style style:name="L6">
      <text:list-level-style-number text:level="1" style:num-suffix=")" style:num-format="1">
        <style:list-level-properties text:space-before="0.25in" text:min-label-width="0.25in"/>
      </text:list-level-style-number>
    </text:list-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Клиент:</text:span></text:p>
          </table:table-cell>
          <table:table-cell table:style-name="TableCell1">
            <text:p text:style-name="P2"><text:span text:style-name="T2">CSI Group</text:span></text:p>
          </table:table-cell>
        </table:table-row>
        <table:table-row>
          <table:table-cell table:style-name="TableCell1">
            <text:p text:style-name="P1"><text:span text:style-name="T1">Проект:</text:span></text:p>
          </table:table-cell>
          <table:table-cell table:style-name="TableCell1">
            <text:p text:style-name="P3"><text:span text:style-name="T2">Easy Redmine Бизнес – Оценка (Опросник)</text:span></text:p>
          </table:table-cell>
        </table:table-row>
        <table:table-row>
          <table:table-cell table:style-name="TableCell1">
            <text:p text:style-name="P1"><text:span text:style-name="T1">Статус проекта:</text:span></text:p>
          </table:table-cell>
          <table:table-cell table:style-name="TableCell1">
            <text:p text:style-name="P2"><text:span text:style-name="T2">Analysis</text:span></text:p>
          </table:table-cell>
          <table:table-cell table:style-name="TableCell1">
            <text:p text:style-name="P1"><text:span text:style-name="T1">Дата:</text:span></text:p>
          </table:table-cell>
          <table:table-cell table:style-name="TableCell1">
            <text:p text:style-name="P2"><text:span text:style-name="T2">7/12/15</text:span></text:p>
          </table:table-cell>
        </table:table-row>
        <table:table-row>
          <table:table-cell table:style-name="TableCell1">
            <text:p text:style-name="P4"><text:span text:style-name="T1">Поставщик:</text:span></text:p>
          </table:table-cell>
          <table:table-cell table:style-name="TableCell1">
            <text:p text:style-name="P2"><text:span text:style-name="T2">Lanta Group</text:span></text:p>
          </table:table-cell>
        </table:table-row>
      </table:table>
      <text:p text:style-name="P5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Дербеневская, 9, оф. 227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><text:span text:style-name="T2">8(495)6496339 <text:s/>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><text:span text:style-name="T2">info@lanta-group.ru</text:span></text:p>
          </table:table-cell>
        </table:table-row>
        <table:table-row>
          <table:table-cell table:style-name="TableCell1">
            <text:p text:style-name="P4"><text:span text:style-name="T1">Руководитель проекта:</text:span></text:p>
          </table:table-cell>
          <table:table-cell table:style-name="TableCell1">
            <text:p text:style-name="P2"><text:span text:style-name="T2">Перевалов Дмитрий<text:line-break/>Тищенко Андрей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><text:span text:style-name="T2">+7(985)2436504</text:span></text:p>
            <text:p text:style-name="P2"><text:span text:style-name="T2">+7(968)8054208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><text:span text:style-name="T2">dperevalov@lanta-group</text:span></text:p>
            <text:p text:style-name="P2"><text:span text:style-name="T2">atishchenko@lanta-group</text:span></text:p>
          </table:table-cell>
        </table:table-row>
      </table:table>
      <text:p text:style-name="P6"><text:span text:style-name="T3">Область Анализа</text:span></text:p>
      <text:p text:style-name="P5"><text:span text:style-name="T4">Область использования:</text:span></text:p>
      <text:p text:style-name="P7"><text:span text:style-name="T2">Выделите цветом, в каких административные областях бизнеса вы предполагаете использовать Easy Redmine:</text:span></text:p>
      <text:list text:style-name="L1">
        <text:list-item>
          <text:p text:style-name="P8"><text:span text:style-name="T2">Отслеживание задач и времени</text:span></text:p>
          <text:list>
            <text:list-item>
              <text:p text:style-name="P9"><text:span text:style-name="T2">Оперативное управление задачами – Пользователи видят задачи, которые им назначены и которые находятся в работе</text:span></text:p>
            </text:list-item>
            <text:list-item>
              <text:p text:style-name="P9"><text:span text:style-name="T2">Трекер задач по времени</text:span></text:p>
            </text:list-item>
            <text:list-item>
              <text:p text:style-name="P9"><text:span text:style-name="T2">Трекер задач по проектам</text:span></text:p>
            </text:list-item>
            <text:list-item>
              <text:p text:style-name="P9"><text:span text:style-name="T2">Трекер затраченного времени</text:span></text:p>
            </text:list-item>
            <text:list-item>
              <text:p text:style-name="P9"><text:span text:style-name="T2">Табель учета Пользователь/Проект/Задача</text:span></text:p>
            </text:list-item>
          </text:list>
        </text:list-item>
        <text:list-item>
          <text:p text:style-name="P8"><text:span text:style-name="T2">Управление проектами</text:span></text:p>
          <text:list>
            <text:list-item>
              <text:p text:style-name="P9"><text:span text:style-name="T2">Создание проектов (создание проектов по шаблонам)</text:span></text:p>
            </text:list-item>
            <text:list-item>
              <text:p text:style-name="P9"><text:span text:style-name="T2">Планирование проектов – задачи, графики, распределение</text:span></text:p>
            </text:list-item>
            <text:list-item>
              <text:p text:style-name="P9"><text:span text:style-name="T2">Работа с проектом – взаимодействие с Клиентом, управление командой на проекте</text:span></text:p>
            </text:list-item>
            <text:list-item>
              <text:p text:style-name="P9"><text:span text:style-name="T2">Управление ресурсами – постановка задач по компетенциям – настройка фильтров</text:span></text:p>
            </text:list-item>
          </text:list>
        </text:list-item>
        <text:list-item>
          <text:p text:style-name="P8"><text:span text:style-name="T2">help desk – взаимодействие с Клиентами</text:span></text:p>
          <text:list>
            <text:list-item>
              <text:p text:style-name="P10"><text:span text:style-name="T2">Доступ клиентов к Easy Redmine (настройка портала для Клиентов)</text:span></text:p>
            </text:list-item>
            <text:list-item>
              <text:p text:style-name="P9"><text:span text:style-name="T2">Отправка заявок Клиентом по e-mail (Настройка mailboxex, SLA, правила и права для Help Desk)</text:span></text:p>
            </text:list-item>
          </text:list>
        </text:list-item>
        <text:list-item>
          <text:p text:style-name="P11"><text:span text:style-name="T2">Разработка программного обеспечения (проектная работа)</text:span></text:p>
          <text:list>
            <text:list-item>
              <text:p text:style-name="P12"><text:span text:style-name="T2">Методики Agile SCRUM, KANBAN – определение Статусов и Переходов между задачами</text:span></text:p>
            </text:list-item>
            <text:list-item>
              <text:p text:style-name="P12"><text:span text:style-name="T2">Управление релизами – вехами</text:span></text:p>
            </text:list-item>
            <text:list-item>
              <text:p text:style-name="P12"><text:span text:style-name="T2">Интеграция с репозитариями GIT, SVN, Mecurial</text:span></text:p>
            </text:list-item>
            <text:list-item>
              <text:p text:style-name="P12"><text:span text:style-name="T2">Ревью кода – интеграция с GitLab</text:span></text:p>
            </text:list-item>
          </text:list>
        </text:list-item>
        <text:list-item>
          <text:p text:style-name="P8"><text:span text:style-name="T2">Финансы проекта</text:span></text:p>
          <text:list>
            <text:list-item>
              <text:p text:style-name="P9"><text:span text:style-name="T2">Планирование и отслеживание бюджета проекта (Определение почасовых ставок для Пользователей / Ролей / Активностей)</text:span></text:p>
            </text:list-item>
            <text:list-item>
              <text:p text:style-name="P9"><text:span text:style-name="T2">Выставление счетов – почасовая оплата ставок на проекте.</text:span></text:p>
            </text:list-item>
            <text:list-item>
              <text:p text:style-name="P9"><text:span text:style-name="T2">Табель заработной платы – ставка для каждого пользователя, в зависимости от времени участия в проекте</text:span></text:p>
            </text:list-item>
            <text:list-item>
              <text:p text:style-name="P9"><text:span text:style-name="T2">Мониторинг прибылей и убытков на проекте и в портфеле проектов (Настройка фильтров)</text:span></text:p>
            </text:list-item>
            <text:list-item>
              <text:p text:style-name="P9"><text:span text:style-name="T2">Сash-flow основанный на планировании доходов и расходов на проекте</text:span></text:p>
            </text:list-item>
            <text:list-item>
              <text:p text:style-name="P9"><text:span text:style-name="T2">Расчет стоимости проектов – (Настройка шаблонов)</text:span></text:p>
            </text:list-item>
          </text:list>
        </text:list-item>
        <text:list-item>
          <text:p text:style-name="P8"><text:span text:style-name="T2">Автоматизация backoffice</text:span></text:p>
          <text:list>
            <text:list-item>
              <text:p text:style-name="P9"><text:span text:style-name="T2">Мониторинг посещаемости – отпуска, прогулы, болезни и т.д. (Настройка посещаемости,отчетов, потребность в ресурсах?)</text:span></text:p>
            </text:list-item>
            <text:list-item>
              <text:p text:style-name="P13"><text:span text:style-name="T2">Бронирование ресурсов автомобилей, переговорных и т.д.</text:span></text:p>
            </text:list-item>
            <text:list-item>
              <text:p text:style-name="P13"><text:span text:style-name="T2">Управление встречами (настройка резервирование переговорных)</text:span></text:p>
            </text:list-item>
          </text:list>
        </text:list-item>
        <text:list-item>
          <text:p text:style-name="P8"><text:span text:style-name="T2">Процессы продажи – CRM</text:span></text:p>
          <text:list>
            <text:list-item>
              <text:p text:style-name="P9"><text:span text:style-name="T2">Лид -&gt; управление сделками (Настройка статусов CRM, Фильтров, Отчетов)</text:span></text:p>
            </text:list-item>
            <text:list-item>
              <text:p text:style-name="P9"><text:span text:style-name="T2">Статистика CRM, воронка продаж.</text:span></text:p>
            </text:list-item>
            <text:list-item>
              <text:p text:style-name="P9"><text:span text:style-name="T2">Выставление счетов по сделкам</text:span></text:p>
            </text:list-item>
          </text:list>
        </text:list-item>
      </text:list>
      <text:p text:style-name="P14"/>
      <text:p text:style-name="P5"><text:span text:style-name="T4">Трекеры &amp; Статусы &amp; Активности</text:span></text:p>
      <text:p text:style-name="P7"><text:span text:style-name="T2">Определите те задачи и их последовательность, которые требуется раличать в трекере, а также определите те статусы, которыми они должны обладать.</text:span></text:p>
      <text:p text:style-name="P7"><text:span text:style-name="T2">Трекеры позволяют управлять компетенциями (например, трекер «программирование» связан только с программистами, а трекер «аналитика» связан только с аналитикам и руководителями проектов)</text:span></text:p>
      <text:p text:style-name="P7"><text:span text:style-name="T2">Трекеры:</text:span></text:p>
      <text:p text:style-name="P7"><text:span text:style-name="T2">Software Development; FTS; CI; CF</text:span></text:p>
      <text:p text:style-name="P7"><text:span text:style-name="T2">Пример:</text:span></text:p>
      <text:list text:style-name="L1">
        <text:list-item>
          <text:list>
            <text:list-item>
              <text:p text:style-name="P15"><text:span text:style-name="T2">Высокоуровневое общее планирование (Project - Name (confirmed), Project - Name (unconfirmed), Sick leave, Non-working days (weekends, statutory holidays), Holidays (confirmed), Holidays (unconfirmed), Training / Conference, BD, Travel, Admin + 3 опции, которые можно указывать как второй статус совместно с вышеуказанными - Work from home, Work from office, Work on site)</text:span></text:p>
            </text:list-item>
            <text:list-item>
              <text:p text:style-name="P15"><text:span text:style-name="T2">Низкоуровневое планирование в отношении Project или просто задач (to do – unassigned, execution, review, completed, canceled)</text:span></text:p>
            </text:list-item>
          </text:list>
        </text:list-item>
      </text:list>
      <text:p text:style-name="P16"/>
      <text:p text:style-name="P7"><text:span text:style-name="T2">Активности – это записи, которые выбирают пользователи во время выполнения той или иной задачи. Активности нужны в системе чтобы сохранять и различать записи произведенные пользователем по временной шкале ведения проекта/задачи.</text:span></text:p>
      <text:list text:style-name="L1">
        <text:list-item>
          <text:p text:style-name="P17"><text:span text:style-name="T2">Для Projects:</text:span></text:p>
          <text:list>
            <text:list-item>
              <text:p text:style-name="P18"><text:span text:style-name="T2">Data requesting</text:span></text:p>
            </text:list-item>
            <text:list-item>
              <text:p text:style-name="P18"><text:span text:style-name="T2">Data analysis / processing</text:span></text:p>
            </text:list-item>
            <text:list-item>
              <text:p text:style-name="P18"><text:span text:style-name="T2">Report writing</text:span></text:p>
            </text:list-item>
            <text:list-item>
              <text:p text:style-name="P18"><text:span text:style-name="T2">Interviews</text:span></text:p>
            </text:list-item>
            <text:list-item>
              <text:p text:style-name="P18"><text:span text:style-name="T2">Communication of the results with the Client</text:span></text:p>
            </text:list-item>
          </text:list>
        </text:list-item>
      </text:list>
      <text:p text:style-name="P7"><text:span text:style-name="T2">По остальным задачам пока активности не нужно. Будет ясно нужны ли они, когда увидим систему в живую.</text:span></text:p>
      <text:p text:style-name="P5"><text:span text:style-name="T4">Свойства для основных субъектов (сущностей)</text:span></text:p>
      <text:p text:style-name="P7"><text:span text:style-name="T2">Основные сущности: трекер (тип задачи), проект, пользователь, время записи. Вы хотите установить дополнительные сущности? «Клиент» + в рамках проекта, возможно понадобиться дробление проекта на подПроекты и подподПроекты. + Можно добавить те, которые используются к консалтинговом бизнесе.</text:span></text:p>
      <text:p text:style-name="P7"><text:span text:style-name="T2">Чаще всего используются следующие дополнительные свойства сущностей: выпадающий список (мульти-выбор, обычный текст), да/нет, дата, число, текст.</text:span></text:p>
      <text:p text:style-name="P7"><text:span text:style-name="T2">Пример:</text:span></text:p>
      <text:list text:style-name="L2">
        <text:list-item>
          <text:list>
            <text:list-item>
              <text:p text:style-name="P19"><text:span text:style-name="T2">Проект</text:span></text:p>
              <text:list>
                <text:list-item>
                  <text:p text:style-name="P20"><text:span text:style-name="T2">статус (тип: список, свойства: запланирован, в работе, выполнен, завершен)</text:span></text:p>
                </text:list-item>
                <text:list-item>
                  <text:p text:style-name="P20"><text:span text:style-name="T2">сервис (тип: список, свойства: сервис1, сервис2, сервис3, …)</text:span></text:p>
                </text:list-item>
              </text:list>
            </text:list-item>
            <text:list-item>
              <text:p text:style-name="P19"><text:span text:style-name="T2">Задача</text:span></text:p>
              <text:list>
                <text:list-item>
                  <text:p text:style-name="P21"><text:span text:style-name="T2">...</text:span></text:p>
                </text:list-item>
              </text:list>
            </text:list-item>
          </text:list>
        </text:list-item>
      </text:list>
      <text:p text:style-name="P5"><text:span text:style-name="T4">Определение структуры проекта</text:span></text:p>
      <text:p text:style-name="P7"><text:span text:style-name="T2">Обозначить древовидную структуру проектов, которые будут отслеживаться в системе.</text:span></text:p>
      <text:p text:style-name="P7"><text:span text:style-name="T2">Пример 1:</text:span></text:p>
      <text:list text:style-name="L3">
        <text:list-item>
          <text:p text:style-name="P17"><text:span text:style-name="T2">Projects:</text:span></text:p>
        </text:list-item>
      </text:list>
      <text:p text:style-name="P22"><text:span text:style-name="T2">Клиент 1:</text:span></text:p>
      <text:list text:style-name="L4">
        <text:list-item>
          <text:list>
            <text:list-item>
              <text:p text:style-name="P18"><text:span text:style-name="T2">Проект 1</text:span></text:p>
              <text:list>
                <text:list-item>
                  <text:p text:style-name="P23"><text:span text:style-name="T2">Подпроект 1</text:span>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3"><text:span text:style-name="T2">Пользователь 1</text:span></text:p>
                </text:list-item>
              </text:list>
            </text:list-item>
          </text:list>
        </text:list-item>
      </text:list>
      <text:p text:style-name="P24"><text:span text:style-name="T2">1.1.1.1. Задача 1</text:span></text:p>
      <text:p text:style-name="P25"><text:span text:style-name="T2">1.1.1.2. Задача 2</text:span></text:p>
      <text:p text:style-name="P25"><text:span text:style-name="T2">1.1.1.3. Задача 3</text:span></text:p>
      <text:list text:style-name="L2">
        <text:list-item>
          <text:list>
            <text:list-item>
              <text:list>
                <text:list-item>
                  <text:p text:style-name="P23"><text:span text:style-name="T2">Пользователь 2</text:span></text:p>
                </text:list-item>
                <text:list-item>
                  <text:p text:style-name="P23"><text:span text:style-name="T2">Пользователь 3</text:span>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3"><text:span text:style-name="T2">Подпроект 2</text:span></text:p>
                </text:list-item>
                <text:list-item>
                  <text:p text:style-name="P23"><text:span text:style-name="T2">Подпроект 3</text:span></text:p>
                </text:list-item>
              </text:list>
            </text:list-item>
            <text:list-item>
              <text:p text:style-name="P18"><text:span text:style-name="T2">Проект 2</text:span></text:p>
            </text:list-item>
          </text:list>
        </text:list-item>
        <text:list-item>
          <text:p text:style-name="P17"><text:span text:style-name="T2">Business development </text:span></text:p>
          <text:list>
            <text:list-item>
              <text:p text:style-name="P18"><text:span text:style-name="T2">Задача 1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3"><text:span text:style-name="T2">Пользователь 1</text:span></text:p>
                </text:list-item>
                <text:list-item>
                  <text:p text:style-name="P23"><text:span text:style-name="T2">Пользователь 2</text:span></text:p>
                </text:list-item>
                <text:list-item>
                  <text:p text:style-name="P23"><text:span text:style-name="T2">Пользователь 3</text:span></text:p>
                </text:list-item>
              </text:list>
            </text:list-item>
          </text:list>
        </text:list-item>
      </text:list>
      <text:p text:style-name="P22"><text:span text:style-name="T2">2.2. Задача 2</text:span></text:p>
      <text:p text:style-name="P22"><text:span text:style-name="T2">2.3. Задача 3</text:span></text:p>
      <text:p text:style-name="P26"/>
      <text:list text:style-name="L4">
        <text:list-item>
          <text:p text:style-name="P17"><text:span text:style-name="T2">Administration</text:span></text:p>
          <text:list>
            <text:list-item>
              <text:p text:style-name="P18"><text:span text:style-name="T2">Задача 1</text:span></text:p>
              <text:list>
                <text:list-item>
                  <text:p text:style-name="P23"><text:span text:style-name="T2">Пользователь 1</text:span></text:p>
                </text:list-item>
                <text:list-item>
                  <text:p text:style-name="P23"><text:span text:style-name="T2">Пользователь 2</text:span></text:p>
                </text:list-item>
                <text:list-item>
                  <text:p text:style-name="P23"><text:span text:style-name="T2">Пользователь 3</text:span></text:p>
                </text:list-item>
              </text:list>
            </text:list-item>
          </text:list>
        </text:list-item>
      </text:list>
      <text:p text:style-name="P22"><text:span text:style-name="T2">3.2. Задача 2</text:span></text:p>
      <text:p text:style-name="P22"><text:span text:style-name="T2">3.3. Задача 3</text:span></text:p>
      <text:p text:style-name="P22"/>
      <text:p text:style-name="P16"/>
      <text:p text:style-name="P7"><text:span text:style-name="T2">Но для отслеживания времени ну</text:span></text:p>
      <text:p text:style-name="P27"/>
      <text:p text:style-name="P28"/>
      <text:p text:style-name="P29"/>
      <text:p text:style-name="P5"><text:span text:style-name="T4">Роли пользователей и персональные страницы</text:span></text:p>
      <text:p text:style-name="P7"><text:span text:style-name="T2">Определение ролей всех пользователей, которые будут работать с системе и какие действия они смогут выполнять.</text:span></text:p>
      <text:p text:style-name="P7"><text:span text:style-name="T2">Пример:</text:span></text:p>
      <text:list text:style-name="L5">
        <text:list-item>
          <text:p text:style-name="P30"><text:span text:style-name="T2">Delivery team: Director, Senior Manager, Manager, Senior Consultant, Consultant, Intern – Grades для целей отслеживания cost rate and sales rate</text:span></text:p>
        </text:list-item>
      </text:list>
      <text:p text:style-name="P31"><text:span text:style-name="T2">Admin team: Chief Accountant, Accountant, Team Assistant, Other.</text:span></text:p>
      <text:list text:style-name="L5">
        <text:list-item>
          <text:p text:style-name="P30"><text:span text:style-name="T2">Project Leader, Project Manager, Team member – для целей отслеживания ответственностей по проекту</text:span></text:p>
        </text:list-item>
        <text:list-item>
          <text:p text:style-name="P30"><text:span text:style-name="T2">Для целей высокоуровного и низкоуровневое планирования планирования – Director (=руководитель проекта из вашего примера) может создавать записи, назначение, Проекты, задачи, менять статусы, и они появляются в системе сразу. Все остальные могут создавать записи, назначение, Проекты, задачи, статусы, но одобрение на появление записи в системе ободряет Директор, который курирует задание.</text:span></text:p>
        </text:list-item>
      </text:list>
      <text:p text:style-name="P31"/>
      <text:p text:style-name="P32"/>
      <text:p text:style-name="P32"/>
      <text:list text:style-name="L5">
        <text:list-item>
          <text:p text:style-name="P8"><text:span text:style-name="T2">программист / дизайнер / работник – отслеживать задачи, обновлять статусы задач и обновлять свое время, затраченное на выполнение задачи.</text:span></text:p>
        </text:list-item>
        <text:list-item>
          <text:p text:style-name="P8"><text:span text:style-name="T2">Руководитель проекта – полный доступ к проекту, назначать задачи, выполнять любые обновления по задачам, создание новых задач.</text:span></text:p>
        </text:list-item>
        <text:list-item>
          <text:p text:style-name="P8"><text:span text:style-name="T2">help desk клиент – просмотр своих задач, создание новых «тикетов».</text:span></text:p>
        </text:list-item>
        <text:list-item>
          <text:p text:style-name="P8"><text:span text:style-name="T2">help desk менеджер – контроль «тикетов» и проектов help desk, назначение и распределение «тикетов», обновление «тикетов», затраченное время, создание «тикетов»,</text:span></text:p>
        </text:list-item>
        <text:list-item>
          <text:p text:style-name="P8"><text:span text:style-name="T2">help desk сотрудники – трекеры «тикетов», обновление «тикетов» &amp; затраченное время.</text:span></text:p>
        </text:list-item>
        <text:list-item>
          <text:p text:style-name="P8"><text:span text:style-name="T2">Сотрудники продаж – трекеры CRM &amp; Клиенгты, записи в CRM &amp; обновление аккаунтов Клиентов.</text:span></text:p>
        </text:list-item>
        <text:list-item>
          <text:p text:style-name="P8"><text:span text:style-name="T2">Менеджер портфель проектов – управление портфелем проектов, т.е. просмотр статусов проекта, финансы, создание проектов &amp; финансовых записей и отчётов</text:span></text:p>
        </text:list-item>
        <text:list-item>
          <text:p text:style-name="P8"><text:span text:style-name="T2">Высший менеджмент <text:s/>– трекеры используемых ресурсов, трекер cash-flow, трекер портфелоя проектов portfolio, отчет прибылей и убытков.</text:span></text:p>
        </text:list-item>
      </text:list>
      <text:p text:style-name="P5"><text:span text:style-name="T4">Пользователи и Группы</text:span></text:p>
      <text:p text:style-name="P7"><text:span text:style-name="T2">Предоставьте информацию о пользователях и информацию по их аутентификации в системе.</text:span></text:p>
      <text:list text:style-name="L5">
        <text:list-item>
          <text:p text:style-name="P17"><text:span text:style-name="T2">LDAP, </text:span><text:span text:style-name="T5">AD</text:span><text:span text:style-name="T2">, XLS, которые должны быть импортированы в Easy Redmine,</text:span></text:p>
        </text:list-item>
      </text:list>
      <text:p text:style-name="P7"><text:span text:style-name="T2">Определите специальные группы – в соответствии с компетенциями и/или по структуре подразделений компании.</text:span></text:p>
      <text:p text:style-name="P7"><text:span text:style-name="T2">Пример:</text:span></text:p>
      <text:list text:style-name="L5">
        <text:list-item>
          <text:p text:style-name="P30"><text:span text:style-name="T2">Delivery team: Director, Senior Manager, Manager, Senior Consultant, Consultant – Grades для целей отслеживания cost rate and sales rate</text:span></text:p>
        </text:list-item>
      </text:list>
      <text:p text:style-name="P31"><text:span text:style-name="T2">Admin team: Chief Accountant, Accountant, Directors’ assistant, Other.</text:span></text:p>
      <text:p text:style-name="P26"/>
      <text:p text:style-name="P5"><text:span text:style-name="T4">Определение структуры проекта</text:span></text:p>
      <text:p text:style-name="P7"><text:span text:style-name="T2">Определяете повторяющиеся проекты и задачи.</text:span></text:p>
      <text:p text:style-name="P7"><text:span text:style-name="T2">Пример</text:span></text:p>
      <text:list text:style-name="L2">
        <text:list-item>
          <text:p text:style-name="P17"><text:span text:style-name="T2">Название проекта: Внедрение Easy Redmine</text:span></text:p>
          <text:list>
            <text:list-item>
              <text:p text:style-name="P18"><text:span text:style-name="T2">Этап 1: Анализ</text:span></text:p>
              <text:list>
                <text:list-item>
                  <text:p text:style-name="P23"><text:span text:style-name="T2">задачи: Роли и пользователи, страницы, определение структуры проекта, шаблоны проектов, ......</text:span></text:p>
                </text:list-item>
              </text:list>
            </text:list-item>
            <text:list-item>
              <text:p text:style-name="P18"><text:span text:style-name="T2">Этап 2: Настройка</text:span></text:p>
              <text:list>
                <text:list-item>
                  <text:p text:style-name="P23"><text:span text:style-name="T2">задачи: Роль и разрешения, шаблоны персональных страниц....</text:span></text:p>
                </text:list-item>
              </text:list>
            </text:list-item>
            <text:list-item>
              <text:p text:style-name="P18"><text:span text:style-name="T2">Этап 3: ......</text:span></text:p>
              <text:list>
                <text:list-item>
                  <text:p text:style-name="P23"><text:span text:style-name="T2">задачи:.....</text:span></text:p>
                </text:list-item>
              </text:list>
            </text:list-item>
          </text:list>
        </text:list-item>
      </text:list>
      <text:p text:style-name="P5"><text:span text:style-name="T4">Желаемые результаты</text:span></text:p>
      <text:p text:style-name="P7"><text:span text:style-name="T2">Определите, пожалуйста, какие основные результаты вы ждете после запуска системы в эксплуатацию. Отметьте, что наиболее применимо:</text:span></text:p>
      <text:p text:style-name="P7"><text:span text:style-name="T2">Пример:</text:span></text:p>
      <text:list text:style-name="L5">
        <text:list-item>
          <text:p text:style-name="P33"><text:span text:style-name="T2">Обзор портфеля проектов – статусы проектов для высшего руководства</text:span></text:p>
        </text:list-item>
        <text:list-item>
          <text:p text:style-name="P33"><text:span text:style-name="T2">Контроль за доходами и убытками по проектам - для высшего руководства</text:span></text:p>
        </text:list-item>
        <text:list-item>
          <text:p text:style-name="P33"><text:span text:style-name="T2">Отчет времени затраченного на проект – контроль и управление задачами/пользователями/временем.</text:span></text:p>
        </text:list-item>
        <text:list-item>
          <text:p text:style-name="P17"><text:span text:style-name="T2">Отчет поддержки для внешних клиентов – предоставление времени по задачам по SLA для Клиентов</text:span></text:p>
        </text:list-item>
      </text:list>
      <text:p text:style-name="P6"><text:span text:style-name="T3">Дополнительная информация</text:span></text:p>
      <text:p text:style-name="P16"/>
      <text:p text:style-name="P27"><text:span text:style-name="T2">Высокоуровневое общее планирование на будущее, чтобы выглядело примерно как в приложенном файле?</text:span></text:p>
      <text:p text:style-name="P27"/>
      <text:p text:style-name="P27"><text:span text:style-name="T2">А детальное планирование уже было по tasks в разрезе сотрудников и типов заданий (Project, Admin, Business Development).</text:span></text:p>
      <text:p text:style-name="P16"/>
      <text:p text:style-name="P27"><text:span text:style-name="T2">Системы одобрений для:</text:span></text:p>
      <text:list text:style-name="L6">
        <text:list-item>
          <text:p text:style-name="P34"><text:span text:style-name="T2">Запрос / Одобрение отпусков с их автоматическим появление в высокоуровневом планировании и генерации заявления на подпись. С отслеживанием общего количества оставшихся и взятых дней отпуска. + Возможность создание заявки на добавление дней к отпуску за счёт работы в выходные / праздничные дни.</text:span></text:p>
        </text:list-item>
        <text:list-item>
          <text:p text:style-name="P34"><text:span text:style-name="T2">Запрос / Одобрение на командировку. С генерацией командировочных документов (приказ и задание) и справочным указанием расходов на: отель, переезд (самолет, поезд), суточные, такси/аэроэкспресс, бензин, прочее (указать).</text:span></text:p>
        </text:list-item>
        <text:list-item>
          <text:p text:style-name="P34"><text:span text:style-name="T2">Система создания и отслеживания статуса авансовых отчётов (Expense reports) с возможностью отнесения одобренных отчётов или пунктов расходов на отдельные проекты для целей калькулированы финального финансового результата по проекту. <text:s/></text:span></text:p>
        </text:list-item>
      </text:list>
      <text:p text:style-name="P16"/>
      <text:p text:style-name="P16"><text:span text:style-name="T2">Все проекты должны делиться на 2 типа – Billable и Non-Billable.</text:span></text:p>
      <text:p text:style-name="P32"><text:span text:style-name="T2">Все сотрудники делятся по grades (должность): Delivery team: Director, Senior Manager, Manager, Senior Consultant, Consultant, Intern; Admin team: Chief Accountant, Accountant, Team Assistant, Other.</text:span></text:p>
      <text:p text:style-name="P32"><text:span text:style-name="T2">Все сотрудники относятся к отделам: Core Forensic (CF), Corporate Intelligence (CI), Forensic Technology Solutions (FTS), Banking, Administrative</text:span></text:p>
      <text:p text:style-name="P16"><text:span text:style-name="T2">Продажи нужно разделить по 5 направлениям: CF, CI, FTS, Banking, Other</text:span></text:p>
      <text:p text:style-name="P16"><text:span text:style-name="T2">После выставления счёта и ручным занесение количества дней на оплату – напоминалки проектному менеджеру и руководителю проекта за 3 дня до истечения срока и в день истечения срока + каждые три дня после даты истечения (в течение 2 недель и каждый день после 2х недель) + есть ли возможность настройки автоматического напоминания для клиента с установлением периодичности напоминания?</text:span></text:p>
      <text:p text:style-name="P16"/>
      <text:p text:style-name="P35"/>
      <text:p text:style-name="P35"/>
      <text:p text:style-name="P35"/>
      <text:p text:style-name="P3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Дмитрий Перевалов</meta:initial-creator>
  </office:meta>
</office:document-meta>
</file>